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ffffff" fo:border-right="none" fo:border-top="0.0007in solid #ffffff" fo:border-bottom="0.0007in solid #ffffff"/>
    </style:style>
    <style:style style:name="Table1.C1" style:family="table-cell">
      <style:table-cell-properties fo:padding="0.0382in" fo:border="0.0007in solid #ffffff"/>
    </style:style>
    <style:style style:name="Table1.A2" style:family="table-cell">
      <style:table-cell-properties fo:padding="0.0382in" fo:border-left="0.0007in solid #ffffff" fo:border-right="none" fo:border-top="none" fo:border-bottom="0.0007in solid #ffffff"/>
    </style:style>
    <style:style style:name="Table1.C2" style:family="table-cell">
      <style:table-cell-properties fo:padding="0.0382in" fo:border-left="0.0007in solid #ffffff" fo:border-right="0.0007in solid #ffffff" fo:border-top="none" fo:border-bottom="0.0007in solid #ffffff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33" style:font-name="Arial" fo:font-size="14pt" fo:letter-spacing="normal" fo:font-style="normal" fo:font-weight="normal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fo:widows="1" fo:text-indent="0in" style:auto-text-indent="false"/>
      <style:text-properties fo:font-variant="normal" fo:text-transform="none" fo:color="#000033" style:font-name="Arial" fo:font-size="20pt" fo:letter-spacing="normal" fo:font-style="normal" fo:font-weight="normal" style:font-size-asian="20pt" style:font-size-complex="20pt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widows="1" fo:text-indent="0in" style:auto-text-indent="false"/>
      <style:text-properties fo:font-variant="normal" fo:text-transform="none" fo:color="#000033" style:font-name="Courier New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in" fo:margin-bottom="0in" fo:widows="1"/>
      <style:text-properties fo:font-variant="normal" fo:text-transform="none" fo:color="#000033" style:font-name="Arial" fo:font-size="14pt" fo:letter-spacing="normal" fo:font-style="normal" fo:font-weight="normal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9" style:family="paragraph" style:parent-style-name="Text_20_body" style:list-style-name="L1">
      <style:paragraph-properties fo:widows="1"/>
      <style:text-properties fo:font-variant="normal" fo:text-transform="none" fo:color="#000033" style:font-name="Arial" fo:font-size="14pt" fo:letter-spacing="normal" fo:font-style="normal" fo:font-weight="normal" style:font-size-asian="14pt" style:font-size-complex="14pt"/>
    </style:style>
    <style:style style:name="P10" style:family="paragraph" style:parent-style-name="Text_20_body" style:list-style-name="L1">
      <style:paragraph-properties fo:margin-left="0in" fo:margin-right="0in" fo:margin-top="0in" fo:margin-bottom="0in" fo:widows="1" fo:text-indent="0in" style:auto-text-indent="false"/>
      <style:text-properties fo:font-variant="normal" fo:text-transform="none" fo:color="#000033" style:font-name="Arial" fo:font-size="14pt" fo:letter-spacing="normal" fo:font-style="normal" fo:font-weight="normal" style:font-size-asian="14pt" style:font-size-complex="14pt"/>
    </style:style>
    <style:style style:name="P11" style:family="paragraph" style:parent-style-name="Text_20_body" style:list-style-name="L1">
      <style:paragraph-properties fo:margin-top="0in" fo:margin-bottom="0in" fo:widows="1"/>
      <style:text-properties fo:font-variant="normal" fo:text-transform="none" fo:color="#000033" style:font-name="Arial" fo:font-size="14pt" fo:letter-spacing="normal" fo:font-style="normal" fo:font-weight="normal" style:font-size-asian="14pt" style:font-size-complex="14pt"/>
    </style:style>
    <style:style style:name="P12" style:family="paragraph" style:parent-style-name="Text_20_body" style:list-style-name="L1">
      <style:paragraph-properties fo:margin-top="0in" fo:margin-bottom="0in" fo:widows="1"/>
    </style:style>
    <style:style style:name="T1" style:family="text">
      <style:text-properties fo:font-variant="normal" fo:text-transform="none" fo:color="#000033" style:font-name="Arial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33" style:font-name="Arial" fo:font-size="14pt" fo:letter-spacing="normal" fo:font-style="normal" fo:font-weight="normal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33" style:font-name="Arial" fo:font-size="14pt" fo:letter-spacing="normal" fo:font-style="normal" style:text-underline-style="none" fo:font-weight="normal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">
        <style:list-level-properties text:space-before="0.4909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GHT Programming Course</text:p>
      <text:p text:style-name="P1">Learn to program by writing games!</text:p>
      <text:p text:style-name="P1"/>
      <text:p text:style-name="P2">Course Objectives</text:p>
      <text:list xml:id="list5333193848113868137" text:style-name="L1">
        <text:list-item>
          <text:p text:style-name="P10"><text:s/>Writing a program, compiling into executable code, running it</text:p>
        </text:list-item>
        <text:list-item>
          <text:p text:style-name="P11"><text:s/>Deciding program requirements, design, implementation, testing</text:p>
        </text:list-item>
        <text:list-item>
          <text:p text:style-name="P9"><text:s/>Having fun creating, designing, and building games other people can enjoy!</text:p>
        </text:list-item>
      </text:list>
      <text:p text:style-name="P2">Cost and Requirements</text:p>
      <text:list xml:id="list37350370" text:continue-numbering="true" text:style-name="L1">
        <text:list-item>
          <text:p text:style-name="P11"><text:s/>This course is offered free of charge</text:p>
        </text:list-item>
        <text:list-item>
          <text:p text:style-name="P11"><text:s/>Students must have a laptop suitable for programming for class labs and homework – not a Chromebook or handheld device</text:p>
        </text:list-item>
        <text:list-item>
          <text:p text:style-name="P11"><text:s/>A book is required, approximately $10 to $20</text:p>
        </text:list-item>
      </text:list>
      <text:p text:style-name="P7"/>
      <text:p text:style-name="P2">Course Information</text:p>
      <text:list xml:id="list37357242" text:continue-numbering="true" text:style-name="L1">
        <text:list-item>
          <text:p text:style-name="P11"><text:s/>First day – Friday, September 2, 2016</text:p>
        </text:list-item>
        <text:list-item>
          <text:p text:style-name="P11"><text:s/>Meetings – Fridays from 8:00 a.m. to 9:00 a.m.</text:p>
        </text:list-item>
        <text:list-item>
          <text:p text:style-name="P11"><text:s/>Location – Troy University, B-22, 506 Manchester Expy., Columbus, GA</text:p>
        </text:list-item>
        <text:list-item>
          <text:p text:style-name="P11"><text:s/><text:span text:style-name="T4">ENROLLMENT – Email to enroll: ccc31807@yahoo.com</text:span></text:p>
        </text:list-item>
      </text:list>
      <text:p text:style-name="P7"/>
      <text:p text:style-name="P2">Instructor</text:p>
      <text:list xml:id="list37373514" text:continue-numbering="true" text:style-name="L1">
        <text:list-item>
          <text:p text:style-name="P11"><text:s/>Charles Carter, M.S in Computer Science, M.S. In Software Engineering</text:p>
        </text:list-item>
        <text:list-item>
          <text:p text:style-name="P12"><text:s/><text:span text:style-name="T1">Phone – </text:span><text:span text:style-name="T2">706-662-6351</text:span><text:span text:style-name="T1"> (cell phone, please be considerate)</text:span></text:p>
        </text:list-item>
        <text:list-item>
          <text:p text:style-name="P12"><text:span text:style-name="T1"><text:s/>Email – </text:span><text:a xlink:type="simple" xlink:href="mailto:ccc31807@yahoo.conm" text:style-name="Internet_20_link" text:visited-style-name="Visited_20_Internet_20_Link"><text:span text:style-name="T3">ccc31807@yahoo.com</text:span></text:a><text:span text:style-name="T1"> (preferred contact)</text:span></text:p>
        </text:list-item>
      </text:list>
      <text:p text:style-name="P2"/>
      <text:p text:style-name="P2">Course <text:span text:style-name="T5">Outcomes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How to program</text:p>
          </table:table-cell>
          <table:table-cell table:style-name="Table1.A1" office:value-type="string">
            <text:p text:style-name="P8">Software development cycle</text:p>
          </table:table-cell>
          <table:table-cell table:style-name="Table1.C1" office:value-type="string">
            <text:p text:style-name="P8">Designing a program</text:p>
          </table:table-cell>
        </table:table-row>
        <table:table-row>
          <table:table-cell table:style-name="Table1.A2" office:value-type="string">
            <text:p text:style-name="P8">Testing a program</text:p>
          </table:table-cell>
          <table:table-cell table:style-name="Table1.A2" office:value-type="string">
            <text:p text:style-name="P8">Program structures</text:p>
          </table:table-cell>
          <table:table-cell table:style-name="Table1.C2" office:value-type="string">
            <text:p text:style-name="P8">Data types</text:p>
          </table:table-cell>
        </table:table-row>
        <table:table-row>
          <table:table-cell table:style-name="Table1.A2" office:value-type="string">
            <text:p text:style-name="P8">Variables</text:p>
          </table:table-cell>
          <table:table-cell table:style-name="Table1.A2" office:value-type="string">
            <text:p text:style-name="P8">Data structures</text:p>
          </table:table-cell>
          <table:table-cell table:style-name="Table1.C2" office:value-type="string">
            <text:p text:style-name="P8">Logic</text:p>
          </table:table-cell>
        </table:table-row>
        <table:table-row>
          <table:table-cell table:style-name="Table1.A2" office:value-type="string">
            <text:p text:style-name="P8">Artificial intelligence</text:p>
          </table:table-cell>
          <table:table-cell table:style-name="Table1.A2" office:value-type="string">
            <text:p text:style-name="P8">Domain specific languages</text:p>
          </table:table-cell>
          <table:table-cell table:style-name="Table1.C2" office:value-type="string">
            <text:p text:style-name="P8">Computer memory</text:p>
          </table:table-cell>
        </table:table-row>
        <table:table-row>
          <table:table-cell table:style-name="Table1.A2" office:value-type="string">
            <text:p text:style-name="P8">Programming paradigms</text:p>
          </table:table-cell>
          <table:table-cell table:style-name="Table1.A2" office:value-type="string">
            <text:p text:style-name="P8">Interprocess communication</text:p>
          </table:table-cell>
          <table:table-cell table:style-name="Table1.C2" office:value-type="string">
            <text:p text:style-name="P8">Input, output</text:p>
          </table:table-cell>
        </table:table-row>
      </table:table>
      <text:p text:style-name="P4"/>
      <text:p text:style-name="P5">Further Information</text:p>
      <text:p text:style-name="P6">http://www.LightProgramming.org/</text:p>
      <text:p text:style-name="P6">https://github.com/ccc31807/lisp-cour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es Carter</meta:initial-creator>
    <meta:creation-date>2016-07-15T18:26:21.02</meta:creation-date>
    <dc:date>2016-07-27T17:18:52.70</dc:date>
    <dc:creator>Charles Carter</dc:creator>
    <meta:editing-duration>PT48M14S</meta:editing-duration>
    <meta:editing-cycles>11</meta:editing-cycles>
    <meta:generator>OpenOffice/4.1.2$Win32 OpenOffice.org_project/412m3$Build-9782</meta:generator>
    <meta:document-statistic meta:table-count="1" meta:image-count="0" meta:object-count="0" meta:page-count="1" meta:paragraph-count="38" meta:word-count="185" meta:character-count="1277"/>
  </office:meta>
</office:document-meta>
</file>